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0.34mm" svg:y="59.17mm">
            <draw:object draw:notify-on-update-of-ranges="Hoja1.B2:Hoja1.B12 Hoja1.C1:Hoja1.C1 Hoja1.C2:Hoja1.C12 Hoja1.D1:Hoja1.D1 Hoja1.D2:Hoja1.D12 Hoja1.E1:Hoja1.E1 Hoja1.E2:Hoja1.E12 Hoja1.F1:Hoja1.F1 Hoja1.F2:Hoja1.F12 Hoja1.G1:Hoja1.G1 Hoja1.G2:Hoja1.G12 Hoja1.H1:Hoja1.H1 Hoja1.H2:Hoja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04mm" svg:y="62.95mm">
            <draw:object draw:notify-on-update-of-ranges="Hoja1.B2:Hoja1.B12 Hoja1.C1:Hoja1.C1 Hoja1.C2:Hoja1.C12 Hoja1.F1:Hoja1.F1 Hoja1.F2:Hoja1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n.º componentes</text:p>
          </table:table-cell>
          <table:table-cell table:style-name="Default" office:value-type="string" calcext:value-type="string">
            <text:p>bytes del vector</text:p>
          </table:table-cell>
          <table:table-cell table:style-name="Default" office:value-type="string" calcext:value-type="string">
            <text:p>Vect. Locales PC</text:p>
          </table:table-cell>
          <table:table-cell table:style-name="Default" office:value-type="string" calcext:value-type="string">
            <text:p>Vect. Globales PC</text:p>
          </table:table-cell>
          <table:table-cell table:style-name="Default" office:value-type="string" calcext:value-type="string">
            <text:p>Vect. Dinamicos PC</text:p>
          </table:table-cell>
          <table:table-cell office:value-type="string" calcext:value-type="string">
            <text:p>Vect. Locales ATCGRID</text:p>
          </table:table-cell>
          <table:table-cell office:value-type="string" calcext:value-type="string">
            <text:p>Vect. Globales ATCGRID</text:p>
          </table:table-cell>
          <table:table-cell office:value-type="string" calcext:value-type="string">
            <text:p>Vect. Dinamicos ATCGRID</text:p>
          </table:table-cell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table:formula="of:=[.A2]*8" office:value-type="float" office:value="524288" calcext:value-type="float">
            <text:p>524288</text:p>
          </table:table-cell>
          <table:table-cell table:style-name="ce1" office:value-type="float" office:value="0.000300079" calcext:value-type="float">
            <text:p>0,000300079</text:p>
          </table:table-cell>
          <table:table-cell table:style-name="ce1" office:value-type="float" office:value="0.001107937" calcext:value-type="float">
            <text:p>0,001107937</text:p>
          </table:table-cell>
          <table:table-cell table:style-name="ce1" office:value-type="float" office:value="0.001129377" calcext:value-type="float">
            <text:p>0,001129377</text:p>
          </table:table-cell>
          <table:table-cell table:style-name="ce1" office:value-type="float" office:value="0.000270215" calcext:value-type="float">
            <text:p>0,000270215</text:p>
          </table:table-cell>
          <table:table-cell table:style-name="ce1" office:value-type="float" office:value="0.000423254" calcext:value-type="float">
            <text:p>0,000423254</text:p>
          </table:table-cell>
          <table:table-cell table:style-name="ce1" office:value-type="float" office:value="0.000422906" calcext:value-type="float">
            <text:p>0,000422906</text:p>
          </table:table-cell>
        </table:table-row>
        <table:table-row table:style-name="ro1">
          <table:table-cell table:style-name="Default" office:value-type="float" office:value="131072" calcext:value-type="float">
            <text:p>131072</text:p>
          </table:table-cell>
          <table:table-cell table:style-name="Default" table:formula="of:=[.A3]*8" office:value-type="float" office:value="1048576" calcext:value-type="float">
            <text:p>1048576</text:p>
          </table:table-cell>
          <table:table-cell table:style-name="Default" office:value-type="float" office:value="0.001117609" calcext:value-type="float">
            <text:p>0,001117609</text:p>
          </table:table-cell>
          <table:table-cell table:style-name="Default" office:value-type="float" office:value="0.002277472" calcext:value-type="float">
            <text:p>0,002277472</text:p>
          </table:table-cell>
          <table:table-cell table:style-name="Default" office:value-type="float" office:value="0.002238768" calcext:value-type="float">
            <text:p>0,002238768</text:p>
          </table:table-cell>
          <table:table-cell office:value-type="float" office:value="0.000859796" calcext:value-type="float">
            <text:p>0,000859796</text:p>
          </table:table-cell>
          <table:table-cell office:value-type="float" office:value="0.000878351" calcext:value-type="float">
            <text:p>0,000878351</text:p>
          </table:table-cell>
          <table:table-cell office:value-type="float" office:value="0.00082747" calcext:value-type="float">
            <text:p>0,00082747</text:p>
          </table:table-cell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table:formula="of:=[.A4]*8" office:value-type="float" office:value="2097152" calcext:value-type="float">
            <text:p>2097152</text:p>
          </table:table-cell>
          <table:table-cell table:style-name="ce1" office:value-type="float" office:value="0.006041759" calcext:value-type="float">
            <text:p>0,006041759</text:p>
          </table:table-cell>
          <table:table-cell table:style-name="ce1" office:value-type="float" office:value="0.006847666" calcext:value-type="float">
            <text:p>0,006847666</text:p>
          </table:table-cell>
          <table:table-cell table:style-name="ce1" office:value-type="float" office:value="0.004979504" calcext:value-type="float">
            <text:p>0,004979504</text:p>
          </table:table-cell>
          <table:table-cell table:style-name="ce1" office:value-type="float" office:value="0.001265571" calcext:value-type="float">
            <text:p>0,001265571</text:p>
          </table:table-cell>
          <table:table-cell table:style-name="ce1" office:value-type="float" office:value="0.001712852" calcext:value-type="float">
            <text:p>0,001712852</text:p>
          </table:table-cell>
          <table:table-cell table:style-name="ce1" office:value-type="float" office:value="0.001411379" calcext:value-type="float">
            <text:p>0,001411379</text:p>
          </table:table-cell>
        </table:table-row>
        <table:table-row table:style-name="ro1">
          <table:table-cell table:style-name="Default" office:value-type="float" office:value="524288" calcext:value-type="float">
            <text:p>524288</text:p>
          </table:table-cell>
          <table:table-cell table:style-name="Default" table:formula="of:=[.A5]*8" office:value-type="float" office:value="4194304" calcext:value-type="float">
            <text:p>4194304</text:p>
          </table:table-cell>
          <table:table-cell table:style-name="Default" office:value-type="string" calcext:value-type="string">
            <text:p>excepción</text:p>
          </table:table-cell>
          <table:table-cell table:style-name="Default" office:value-type="float" office:value="0.002111146" calcext:value-type="float">
            <text:p>0,002111146</text:p>
          </table:table-cell>
          <table:table-cell table:style-name="Default" office:value-type="float" office:value="0.008720256" calcext:value-type="float">
            <text:p>0,008720256</text:p>
          </table:table-cell>
          <table:table-cell office:value-type="string" calcext:value-type="string">
            <text:p>excepción</text:p>
          </table:table-cell>
          <table:table-cell office:value-type="float" office:value="0.002986076" calcext:value-type="float">
            <text:p>0,002986076</text:p>
          </table:table-cell>
          <table:table-cell office:value-type="float" office:value="0.003330158" calcext:value-type="float">
            <text:p>0,003330158</text:p>
          </table:table-cell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table:formula="of:=[.A6]*8" office:value-type="float" office:value="8388608" calcext:value-type="float">
            <text:p>838860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07289663" calcext:value-type="float">
            <text:p>0,007289663</text:p>
          </table:table-cell>
          <table:table-cell table:style-name="ce1" office:value-type="float" office:value="0.006330589" calcext:value-type="float">
            <text:p>0,006330589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06036517" calcext:value-type="float">
            <text:p>0,006036517</text:p>
          </table:table-cell>
          <table:table-cell table:style-name="ce1" office:value-type="float" office:value="0.005876513" calcext:value-type="float">
            <text:p>0,005876513</text:p>
          </table:table-cell>
        </table:table-row>
        <table:table-row table:style-name="ro1">
          <table:table-cell table:style-name="Default" office:value-type="float" office:value="2097152" calcext:value-type="float">
            <text:p>2097152</text:p>
          </table:table-cell>
          <table:table-cell table:style-name="Default" table:formula="of:=[.A7]*8" office:value-type="float" office:value="16777216" calcext:value-type="float">
            <text:p>16777216</text:p>
          </table:table-cell>
          <table:table-cell table:style-name="Default" office:value-type="string" calcext:value-type="string">
            <text:p>excepción</text:p>
          </table:table-cell>
          <table:table-cell table:style-name="Default" office:value-type="float" office:value="0.008444181" calcext:value-type="float">
            <text:p>0,008444181</text:p>
          </table:table-cell>
          <table:table-cell table:style-name="Default" office:value-type="float" office:value="0.009186522" calcext:value-type="float">
            <text:p>0,009186522</text:p>
          </table:table-cell>
          <table:table-cell office:value-type="string" calcext:value-type="string">
            <text:p>excepción</text:p>
          </table:table-cell>
          <table:table-cell office:value-type="float" office:value="0.012020302" calcext:value-type="float">
            <text:p>0,012020302</text:p>
          </table:table-cell>
          <table:table-cell office:value-type="float" office:value="0.012059453" calcext:value-type="float">
            <text:p>0,012059453</text:p>
          </table:table-cell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table:formula="of:=[.A8]*8" office:value-type="float" office:value="33554432" calcext:value-type="float">
            <text:p>3355443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16487723" calcext:value-type="float">
            <text:p>0,016487723</text:p>
          </table:table-cell>
          <table:table-cell table:style-name="ce1" office:value-type="float" office:value="0.01638614" calcext:value-type="float">
            <text:p>0,01638614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23591602" calcext:value-type="float">
            <text:p>0,023591602</text:p>
          </table:table-cell>
          <table:table-cell table:style-name="ce1" office:value-type="float" office:value="0.023372877" calcext:value-type="float">
            <text:p>0,023372877</text:p>
          </table:table-cell>
        </table:table-row>
        <table:table-row table:style-name="ro1">
          <table:table-cell table:style-name="Default" office:value-type="float" office:value="8388608" calcext:value-type="float">
            <text:p>8388608</text:p>
          </table:table-cell>
          <table:table-cell table:style-name="Default" table:formula="of:=[.A9]*8" office:value-type="float" office:value="67108864" calcext:value-type="float">
            <text:p>67108864</text:p>
          </table:table-cell>
          <table:table-cell table:style-name="Default" office:value-type="string" calcext:value-type="string">
            <text:p>excepción</text:p>
          </table:table-cell>
          <table:table-cell table:style-name="Default" office:value-type="float" office:value="0.032369435" calcext:value-type="float">
            <text:p>0,032369435</text:p>
          </table:table-cell>
          <table:table-cell table:style-name="Default" office:value-type="float" office:value="0.031955328" calcext:value-type="float">
            <text:p>0,031955328</text:p>
          </table:table-cell>
          <table:table-cell office:value-type="string" calcext:value-type="string">
            <text:p>excepción</text:p>
          </table:table-cell>
          <table:table-cell office:value-type="float" office:value="0.047606865" calcext:value-type="float">
            <text:p>0,047606865</text:p>
          </table:table-cell>
          <table:table-cell office:value-type="float" office:value="0.044985447" calcext:value-type="float">
            <text:p>0,044985447</text:p>
          </table:table-cell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table:formula="of:=[.A10]*8" office:value-type="float" office:value="134217728" calcext:value-type="float">
            <text:p>13421772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63104418" calcext:value-type="float">
            <text:p>0,063104418</text:p>
          </table:table-cell>
          <table:table-cell table:style-name="ce1" office:value-type="float" office:value="0.063132502" calcext:value-type="float">
            <text:p>0,06313250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05404895" calcext:value-type="float">
            <text:p>0,105404895</text:p>
          </table:table-cell>
          <table:table-cell table:style-name="ce1" office:value-type="float" office:value="0.089218313" calcext:value-type="float">
            <text:p>0,089218313</text:p>
          </table:table-cell>
        </table:table-row>
        <table:table-row table:style-name="ro1">
          <table:table-cell table:style-name="Default" office:value-type="float" office:value="33554432" calcext:value-type="float">
            <text:p>33554432</text:p>
          </table:table-cell>
          <table:table-cell table:style-name="Default" table:formula="of:=[.A11]*8" office:value-type="float" office:value="268435456" calcext:value-type="float">
            <text:p>268435456</text:p>
          </table:table-cell>
          <table:table-cell table:style-name="Default" office:value-type="string" calcext:value-type="string">
            <text:p>excepción</text:p>
          </table:table-cell>
          <table:table-cell table:style-name="Default" office:value-type="float" office:value="0.127344041" calcext:value-type="float">
            <text:p>0,127344041</text:p>
          </table:table-cell>
          <table:table-cell table:style-name="Default" office:value-type="float" office:value="0.126967413" calcext:value-type="float">
            <text:p>0,126967413</text:p>
          </table:table-cell>
          <table:table-cell office:value-type="string" calcext:value-type="string">
            <text:p>excepción</text:p>
          </table:table-cell>
          <table:table-cell office:value-type="float" office:value="0.187818538" calcext:value-type="float">
            <text:p>0,187818538</text:p>
          </table:table-cell>
          <table:table-cell office:value-type="float" office:value="0.179458974" calcext:value-type="float">
            <text:p>0,179458974</text:p>
          </table:table-cell>
        </table:table-row>
        <table:table-row table:style-name="ro1">
          <table:table-cell table:style-name="ce1" office:value-type="float" office:value="67108864" calcext:value-type="float">
            <text:p>67108864</text:p>
          </table:table-cell>
          <table:table-cell table:style-name="ce1" table:formula="of:=[.A12]*8" office:value-type="float" office:value="536870912" calcext:value-type="float">
            <text:p>53687091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28565255" calcext:value-type="float">
            <text:p>0,128565255</text:p>
          </table:table-cell>
          <table:table-cell table:style-name="ce1" office:value-type="float" office:value="0.33920727" calcext:value-type="float">
            <text:p>0,33920727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86814452" calcext:value-type="float">
            <text:p>0,186814452</text:p>
          </table:table-cell>
          <table:table-cell table:style-name="ce1" office:value-type="float" office:value="0.371680261" calcext:value-type="float">
            <text:p>0,37168026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12:08:55.2089163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3:02:49.881356112</meta:creation-date>
    <dc:date>2018-03-07T12:12:18.504966198</dc:date>
    <meta:editing-duration>PT24M6S</meta:editing-duration>
    <meta:editing-cycles>4</meta:editing-cycles>
    <meta:generator>LibreOffice/5.4.5.1$Linux_X86_64 LibreOffice_project/40m0$Build-1</meta:generator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6cm" svg:y="2.956cm" style:legend-expansion="high" chart:style-name="ch2"/>
        <chart:plot-area chart:style-name="ch3" table:cell-range-address="Hoja1.B1:Hoja1.H12" chart:data-source-has-labels="both" svg:x="1.331cm" svg:y="0.18cm" svg:width="8.825cm" svg:height="7.659cm">
          <chartooo:coordinate-region svg:x="2.259cm" svg:y="0.18cm" svg:width="7.756cm" svg:height="5.75cm"/>
          <chart:axis chart:dimension="x" chart:name="primary-x" chart:style-name="ch4" chartooo:axis-type="auto">
            <chartooo:date-scale/>
            <chart:title svg:x="5.143cm" svg:y="8.019cm" chart:style-name="ch5">
              <text:p>tamaño</text:p>
            </chart:title>
            <chart:categories table:cell-range-address="Hoja1.B2:Hoja1.B12"/>
          </chart:axis>
          <chart:axis chart:dimension="y" chart:name="primary-y" chart:style-name="ch4">
            <chart:title svg:x="0.451cm" svg:y="4.556cm" chart:style-name="ch6">
              <text:p>tiempo</text:p>
            </chart:title>
            <chart:grid chart:style-name="ch7" chart:class="major"/>
          </chart:axis>
          <chart:series chart:style-name="ch8" chart:values-cell-range-address="Hoja1.C2:Hoja1.C12" chart:label-cell-address="Hoja1.C1:Hoja1.C1" chart:class="chart:line">
            <chart:data-point chart:repeated="11"/>
          </chart:series>
          <chart:series chart:style-name="ch9" chart:values-cell-range-address="Hoja1.D2:Hoja1.D12" chart:label-cell-address="Hoja1.D1:Hoja1.D1" chart:class="chart:line">
            <chart:data-point chart:repeated="11"/>
          </chart:series>
          <chart:series chart:style-name="ch10" chart:values-cell-range-address="Hoja1.E2:Hoja1.E12" chart:label-cell-address="Hoja1.E1:Hoja1.E1" chart:class="chart:line">
            <chart:data-point chart:repeated="11"/>
          </chart:series>
          <chart:series chart:style-name="ch11" chart:values-cell-range-address="Hoja1.F2:Hoja1.F12" chart:label-cell-address="Hoja1.F1:Hoja1.F1" chart:class="chart:line">
            <chart:data-point chart:repeated="11"/>
          </chart:series>
          <chart:series chart:style-name="ch12" chart:values-cell-range-address="Hoja1.G2:Hoja1.G12" chart:label-cell-address="Hoja1.G1:Hoja1.G1" chart:class="chart:line">
            <chart:data-point chart:repeated="11"/>
          </chart:series>
          <chart:series chart:style-name="ch13" chart:values-cell-range-address="Hoja1.H2:Hoja1.H12" chart:label-cell-address="Hoja1.H1:Hoja1.H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. Locales PC</text:p>
                <draw:g>
                  <svg:desc>Hoja1.C1:Hoja1.C1</svg:desc>
                </draw:g>
              </table:table-cell>
              <table:table-cell office:value-type="string">
                <text:p>Vect. Globales PC</text:p>
                <draw:g>
                  <svg:desc>Hoja1.D1:Hoja1.D1</svg:desc>
                </draw:g>
              </table:table-cell>
              <table:table-cell office:value-type="string">
                <text:p>Vect. Dinamicos PC</text:p>
                <draw:g>
                  <svg:desc>Hoja1.E1:Hoja1.E1</svg:desc>
                </draw:g>
              </table:table-cell>
              <table:table-cell office:value-type="string">
                <text:p>Vect. Locales ATCGRID</text:p>
                <draw:g>
                  <svg:desc>Hoja1.F1:Hoja1.F1</svg:desc>
                </draw:g>
              </table:table-cell>
              <table:table-cell office:value-type="string">
                <text:p>Vect. Globales ATCGRID</text:p>
                <draw:g>
                  <svg:desc>Hoja1.G1:Hoja1.G1</svg:desc>
                </draw:g>
              </table:table-cell>
              <table:table-cell office:value-type="string">
                <text:p>Vect. Dinamicos ATCGRID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300079">
                <text:p>0.000300079</text:p>
                <draw:g>
                  <svg:desc>Hoja1.C2:Hoja1.C12</svg:desc>
                </draw:g>
              </table:table-cell>
              <table:table-cell office:value-type="float" office:value="0.001107937">
                <text:p>0.001107937</text:p>
                <draw:g>
                  <svg:desc>Hoja1.D2:Hoja1.D12</svg:desc>
                </draw:g>
              </table:table-cell>
              <table:table-cell office:value-type="float" office:value="0.001129377">
                <text:p>0.001129377</text:p>
                <draw:g>
                  <svg:desc>Hoja1.E2:Hoja1.E12</svg:desc>
                </draw:g>
              </table:table-cell>
              <table:table-cell office:value-type="float" office:value="0.000270215">
                <text:p>0.000270215</text:p>
                <draw:g>
                  <svg:desc>Hoja1.F2:Hoja1.F12</svg:desc>
                </draw:g>
              </table:table-cell>
              <table:table-cell office:value-type="float" office:value="0.000423254">
                <text:p>0.000423254</text:p>
                <draw:g>
                  <svg:desc>Hoja1.G2:Hoja1.G12</svg:desc>
                </draw:g>
              </table:table-cell>
              <table:table-cell office:value-type="float" office:value="0.000422906">
                <text:p>0.000422906</text:p>
                <draw:g>
                  <svg:desc>Hoja1.H2:Hoja1.H12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1117609">
                <text:p>0.001117609</text:p>
              </table:table-cell>
              <table:table-cell office:value-type="float" office:value="0.002277472">
                <text:p>0.002277472</text:p>
              </table:table-cell>
              <table:table-cell office:value-type="float" office:value="0.002238768">
                <text:p>0.002238768</text:p>
              </table:table-cell>
              <table:table-cell office:value-type="float" office:value="0.000859796">
                <text:p>0.000859796</text:p>
              </table:table-cell>
              <table:table-cell office:value-type="float" office:value="0.000878351">
                <text:p>0.000878351</text:p>
              </table:table-cell>
              <table:table-cell office:value-type="float" office:value="0.00082747">
                <text:p>0.0008274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6041759">
                <text:p>0.006041759</text:p>
              </table:table-cell>
              <table:table-cell office:value-type="float" office:value="0.006847666">
                <text:p>0.006847666</text:p>
              </table:table-cell>
              <table:table-cell office:value-type="float" office:value="0.004979504">
                <text:p>0.004979504</text:p>
              </table:table-cell>
              <table:table-cell office:value-type="float" office:value="0.001265571">
                <text:p>0.001265571</text:p>
              </table:table-cell>
              <table:table-cell office:value-type="float" office:value="0.001712852">
                <text:p>0.001712852</text:p>
              </table:table-cell>
              <table:table-cell office:value-type="float" office:value="0.001411379">
                <text:p>0.00141137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111146">
                <text:p>0.002111146</text:p>
              </table:table-cell>
              <table:table-cell office:value-type="float" office:value="0.008720256">
                <text:p>0.008720256</text:p>
              </table:table-cell>
              <table:table-cell office:value-type="float" office:value="NaN">
                <text:p>NaN</text:p>
              </table:table-cell>
              <table:table-cell office:value-type="float" office:value="0.002986076">
                <text:p>0.002986076</text:p>
              </table:table-cell>
              <table:table-cell office:value-type="float" office:value="0.003330158">
                <text:p>0.00333015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7289663">
                <text:p>0.007289663</text:p>
              </table:table-cell>
              <table:table-cell office:value-type="float" office:value="0.006330589">
                <text:p>0.006330589</text:p>
              </table:table-cell>
              <table:table-cell office:value-type="float" office:value="NaN">
                <text:p>NaN</text:p>
              </table:table-cell>
              <table:table-cell office:value-type="float" office:value="0.006036517">
                <text:p>0.006036517</text:p>
              </table:table-cell>
              <table:table-cell office:value-type="float" office:value="0.005876513">
                <text:p>0.0058765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444181">
                <text:p>0.008444181</text:p>
              </table:table-cell>
              <table:table-cell office:value-type="float" office:value="0.009186522">
                <text:p>0.009186522</text:p>
              </table:table-cell>
              <table:table-cell office:value-type="float" office:value="NaN">
                <text:p>NaN</text:p>
              </table:table-cell>
              <table:table-cell office:value-type="float" office:value="0.012020302">
                <text:p>0.012020302</text:p>
              </table:table-cell>
              <table:table-cell office:value-type="float" office:value="0.012059453">
                <text:p>0.0120594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6487723">
                <text:p>0.016487723</text:p>
              </table:table-cell>
              <table:table-cell office:value-type="float" office:value="0.01638614">
                <text:p>0.01638614</text:p>
              </table:table-cell>
              <table:table-cell office:value-type="float" office:value="NaN">
                <text:p>NaN</text:p>
              </table:table-cell>
              <table:table-cell office:value-type="float" office:value="0.023591602">
                <text:p>0.023591602</text:p>
              </table:table-cell>
              <table:table-cell office:value-type="float" office:value="0.023372877">
                <text:p>0.02337287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2369435">
                <text:p>0.032369435</text:p>
              </table:table-cell>
              <table:table-cell office:value-type="float" office:value="0.031955328">
                <text:p>0.031955328</text:p>
              </table:table-cell>
              <table:table-cell office:value-type="float" office:value="NaN">
                <text:p>NaN</text:p>
              </table:table-cell>
              <table:table-cell office:value-type="float" office:value="0.047606865">
                <text:p>0.047606865</text:p>
              </table:table-cell>
              <table:table-cell office:value-type="float" office:value="0.044985447">
                <text:p>0.044985447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3104418">
                <text:p>0.063104418</text:p>
              </table:table-cell>
              <table:table-cell office:value-type="float" office:value="0.063132502">
                <text:p>0.063132502</text:p>
              </table:table-cell>
              <table:table-cell office:value-type="float" office:value="NaN">
                <text:p>NaN</text:p>
              </table:table-cell>
              <table:table-cell office:value-type="float" office:value="0.105404895">
                <text:p>0.105404895</text:p>
              </table:table-cell>
              <table:table-cell office:value-type="float" office:value="0.089218313">
                <text:p>0.08921831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27344041">
                <text:p>0.127344041</text:p>
              </table:table-cell>
              <table:table-cell office:value-type="float" office:value="0.126967413">
                <text:p>0.126967413</text:p>
              </table:table-cell>
              <table:table-cell office:value-type="float" office:value="NaN">
                <text:p>NaN</text:p>
              </table:table-cell>
              <table:table-cell office:value-type="float" office:value="0.187818538">
                <text:p>0.187818538</text:p>
              </table:table-cell>
              <table:table-cell office:value-type="float" office:value="0.179458974">
                <text:p>0.179458974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28565255">
                <text:p>0.128565255</text:p>
              </table:table-cell>
              <table:table-cell office:value-type="float" office:value="0.33920727">
                <text:p>0.33920727</text:p>
              </table:table-cell>
              <table:table-cell office:value-type="float" office:value="NaN">
                <text:p>NaN</text:p>
              </table:table-cell>
              <table:table-cell office:value-type="float" office:value="0.186814452">
                <text:p>0.186814452</text:p>
              </table:table-cell>
              <table:table-cell office:value-type="float" office:value="0.371680261">
                <text:p>0.371680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Hoja1.B2:Hoja1.C12 Hoja1.B1:Hoja1.C1 Hoja1.F1:Hoja1.F12" chart:data-source-has-labels="both" svg:x="0.808cm" svg:y="0.61cm" svg:width="9.242cm" svg:height="7.655cm">
          <chartooo:coordinate-region svg:x="1.906cm" svg:y="0.81cm" svg:width="8.003cm" svg:height="5.745cm"/>
          <chart:axis chart:dimension="x" chart:name="primary-x" chart:style-name="ch4" chartooo:axis-type="auto">
            <chartooo:date-scale/>
            <chart:title svg:x="4.829cm" svg:y="8.44cm" chart:style-name="ch5">
              <text:p>tamaño</text:p>
            </chart:title>
            <chart:categories table:cell-range-address="Hoja1.B2:Hoja1.B12"/>
          </chart:axis>
          <chart:axis chart:dimension="y" chart:name="primary-y" chart:style-name="ch4">
            <chart:title svg:x="0cm" svg:y="4.984cm" chart:style-name="ch6">
              <text:p>tiempo</text:p>
            </chart:title>
            <chart:grid chart:style-name="ch7" chart:class="major"/>
          </chart:axis>
          <chart:series chart:style-name="ch8" chart:values-cell-range-address="Hoja1.C2:Hoja1.C12" chart:label-cell-address="Hoja1.C1:Hoja1.C1" chart:class="chart:line">
            <chart:data-point chart:repeated="11"/>
          </chart:series>
          <chart:series chart:style-name="ch9" chart:values-cell-range-address="Hoja1.F2:Hoja1.F12" chart:label-cell-address="Hoja1.F1:Hoja1.F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. Locales PC</text:p>
                <draw:g>
                  <svg:desc>Hoja1.C1:Hoja1.C1</svg:desc>
                </draw:g>
              </table:table-cell>
              <table:table-cell office:value-type="string">
                <text:p>Vect. Locales ATCGRID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0.000300079">
                <text:p>0.000300079</text:p>
                <draw:g>
                  <svg:desc>Hoja1.C2:Hoja1.C12</svg:desc>
                </draw:g>
              </table:table-cell>
              <table:table-cell office:value-type="float" office:value="0.000270215">
                <text:p>0.000270215</text:p>
                <draw:g>
                  <svg:desc>Hoja1.F2:Hoja1.F12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1117609">
                <text:p>0.001117609</text:p>
              </table:table-cell>
              <table:table-cell office:value-type="float" office:value="0.000859796">
                <text:p>0.00085979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6041759">
                <text:p>0.006041759</text:p>
              </table:table-cell>
              <table:table-cell office:value-type="float" office:value="0.001265571">
                <text:p>0.00126557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